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dr.janki@momsbelief.com">dr.janki@momsbelief.com</text:a></text:p>
          </table:table-cell>
          <table:table-cell office:value-type="float" office:value="123456">
            <text:p>123456</text:p>
          </table:table-cell>
        </table:table-row>
        <table:table-row table:style-name="ro2">
          <table:table-cell office:value-type="string">
            <text:p><text:a xlink:href="mailto:dr.sapna@momsbelief.com">dr.sapna@momsbelief.com</text:a></text:p>
          </table:table-cell>
          <table:table-cell office:value-type="float" office:value="123456">
            <text:p>12345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8/10/2018</text:date>, <text:time>14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bhanshu  Vinay</meta:initial-creator>
    <meta:creation-date>2018-10-18T14:55:42.08</meta:creation-date>
    <dc:date>2018-10-18T14:57:55.80</dc:date>
    <dc:creator>Vibhanshu  Vinay</dc:creator>
    <meta:editing-duration>PT2M14S</meta:editing-duration>
    <meta:editing-cycles>1</meta:editing-cycles>
    <meta:document-statistic meta:table-count="3" meta:cell-count="6" meta:object-count="0"/>
    <meta:generator>OpenOffice/4.1.5$Win32 OpenOffice.org_project/415m1$Build-9789</meta:generator>
  </office:meta>
</office:document-meta>
</file>